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0fda" officeooo:paragraph-rsid="000e0fda"/>
    </style:style>
    <style:style style:name="P2" style:family="paragraph" style:parent-style-name="Standard">
      <style:paragraph-properties fo:text-align="center" style:justify-single-word="false"/>
      <style:text-properties officeooo:rsid="00144ed5" officeooo:paragraph-rsid="00144ed5"/>
    </style:style>
    <style:style style:name="P3" style:family="paragraph" style:parent-style-name="Standard">
      <style:paragraph-properties fo:text-align="start" style:justify-single-word="false"/>
      <style:text-properties officeooo:rsid="00144ed5" officeooo:paragraph-rsid="00160b33"/>
    </style:style>
    <style:style style:name="P4" style:family="paragraph" style:parent-style-name="Standard">
      <style:paragraph-properties fo:text-align="start" style:justify-single-word="false"/>
      <style:text-properties fo:color="#000000" style:text-position="0% 100%" officeooo:rsid="00145f38" officeooo:paragraph-rsid="00160b33" fo:background-color="transparent"/>
    </style:style>
    <style:style style:name="P5" style:family="paragraph" style:parent-style-name="Bibliography_20_1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officeooo:rsid="00145f38" officeooo:paragraph-rsid="00160b33" fo:background-color="transparent"/>
    </style:style>
    <style:style style:name="T1" style:family="text">
      <style:text-properties officeooo:rsid="00145f38"/>
    </style:style>
    <style:style style:name="T2" style:family="text">
      <style:text-properties fo:color="#000000" style:text-position="super 58%" officeooo:rsid="00145f38" fo:background-color="transparent" loext:char-shading-value="0"/>
    </style:style>
    <style:style style:name="T3" style:family="text">
      <style:text-properties fo:color="#000000" style:text-position="super 58%" officeooo:rsid="00171259" fo:background-color="transparent" loext:char-shading-value="0"/>
    </style:style>
    <style:style style:name="T4" style:family="text">
      <style:text-properties fo:color="#000000" officeooo:rsid="00145f38" fo:background-color="transparent" loext:char-shading-value="0"/>
    </style:style>
    <style:style style:name="T5" style:family="text">
      <style:text-properties fo:color="#000000" style:text-position="0% 100%" officeooo:rsid="00145f38" fo:background-color="transparent" loext:char-shading-value="0"/>
    </style:style>
    <style:style style:name="T6" style:family="text">
      <style:text-properties fo:color="#000000" style:text-position="0% 100%" officeooo:rsid="00171259" fo:background-color="transparent" loext:char-shading-value="0"/>
    </style:style>
    <style:style style:name="T7" style:family="text">
      <style:text-properties fo:color="#000000" style:text-position="0% 100%" officeooo:rsid="001d052a" fo:background-color="transparent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is of ARRA (American Recovery and Reinvestment Act of 2009) and Criticism</text:p>
      <text:p text:style-name="P2"/>
      <text:p text:style-name="P2"/>
      <text:p text:style-name="P3"><text:tab/><text:span text:style-name="T1">In 2009, towards the very end of the Great Recession, President Obama signed ARRA into law, an economic development and stimulus package worth $787 billi</text:span><text:span text:style-name="T4">on</text:span><text:span text:style-name="T2"><text:bibliography-mark text:identifier="ARRA Economic Stimulus Package" text:bibliography-type="article" text:author="HITECH Answers" text:publisher="HITECH Answers" text:title="ARRA Economic Stimulus Package" text:url="http://www.hitechanswers.net/about/about-arra/">[1]</text:bibliography-mark></text:span><text:span text:style-name="T5">. </text:span><text:span text:style-name="T6">It was created with the purpose of increasing spending through Keynesian economic theory, and passed through the House of Representatives with a </text:span><text:span text:style-name="T7">100% democrat vote of </text:span><text:span text:style-name="T6">244-188</text:span><text:span text:style-name="T3"><text:bibliography-mark text:identifier="House Passes Stimulus Plan With No G.O.P. Votes" text:bibliography-type="book" text:address="http://www.nytimes.com/2009/01/29/us/politics/29obama.html?hp" text:publisher="NY Times" text:title="House Passes Stimulus Plan With No G.O.P. Votes" text:year="2009" text:url="http://www.nytimes.com/2009/01/29/us/politics/29obama.html?hp">[2]</text:bibliography-mark></text:span><text:span text:style-name="T6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  <text:index-entry-span>, </text:index-entry-span>
            <text:index-entry-bibliography text:style-name="_34__20__5f_34_5f__5f_20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5">1: HITECH Answers, ARRA Economic Stimulus Package, </text:p>
          <text:p text:style-name="P5">2: , House Passes Stimulus Plan With No G.O.P. Votes, 2009</text:p>
        </text:index-body>
      </text:bibliography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0fda" officeooo:paragraph-rsid="000e0fd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lomon Greenberg</text:p>
        <text:p text:style-name="MP1">2016/04/29</text:p>
        <text:p text:style-name="MP1">Period 4</text:p>
        <text:p text:style-name="MP1">AP Ec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3:10:27.834956765</meta:creation-date>
    <dc:date>2016-03-29T14:25:45.119993626</dc:date>
    <meta:editing-duration>PT26M21S</meta:editing-duration>
    <meta:editing-cycles>8</meta:editing-cycles>
    <meta:generator>LibreOffice/5.1.1.3$Linux_X86_64 LibreOffice_project/10m0$Build-3</meta:generator>
    <meta:document-statistic meta:table-count="0" meta:image-count="0" meta:object-count="0" meta:page-count="1" meta:paragraph-count="9" meta:word-count="90" meta:character-count="581" meta:non-whitespace-character-count="498"/>
  </office:meta>
</office:document-meta>
</file>